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Alphabet 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7">
            <text:p>97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6">
            <text:p>6,00%</text:p>
          </table:table-cell>
          <table:table-cell table:style-name="Default"/>
          <table:table-cell table:style-name="ce6" table:formula="of:=[.D21]+[.D20]" office:value-type="currency" office:currency="USD" office:value="173.377388050112">
            <text:p>$173,38</text:p>
          </table:table-cell>
          <table:table-cell table:style-name="ce6" table:formula="of:=[.F2]-[.B3]/[.B4]" office:value-type="currency" office:currency="USD" office:value="173.377388050112">
            <text:p>$173,38</text:p>
          </table:table-cell>
          <table:table-cell table:style-name="ce16" table:formula="of:=[.G2]/1.07" office:value-type="currency" office:currency="EUR" office:value="162.034942102908">
            <text:p>162,03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75">
            <text:p>7,50%</text:p>
          </table:table-cell>
          <table:table-cell table:style-name="Default"/>
          <table:table-cell table:style-name="ce8" table:formula="of:=[.G20]+[.G21]" office:value-type="currency" office:currency="USD" office:value="127.45024290927">
            <text:p>$127,45</text:p>
          </table:table-cell>
          <table:table-cell table:style-name="ce8" table:formula="of:=[.F3]-[.B3]/[.B4]" office:value-type="currency" office:currency="USD" office:value="127.45024290927">
            <text:p>$127,45</text:p>
          </table:table-cell>
          <table:table-cell table:style-name="ce17" table:formula="of:=[.G3]/1.07" office:value-type="currency" office:currency="EUR" office:value="119.11237655072">
            <text:p>119,11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6.622054260576">
            <text:p>116,6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675">
            <text:p>0,67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09">
            <text:p>9,00%</text:p>
          </table:table-cell>
          <table:table-cell table:style-name="Default"/>
          <table:table-cell table:style-name="ce14" table:formula="of:=[.J20]+[.J21]" office:value-type="currency" office:currency="USD" office:value="68.1998735161614">
            <text:p>$68,20</text:p>
          </table:table-cell>
          <table:table-cell table:style-name="ce15" table:formula="of:=[.F4]-[.B3]/[.B4]" office:value-type="currency" office:currency="USD" office:value="68.1998735161614">
            <text:p>$68,20</text:p>
          </table:table-cell>
          <table:table-cell table:style-name="ce18" table:formula="of:=[.G4]/1.07" office:value-type="currency" office:currency="EUR" office:value="63.7381995478144">
            <text:p>63,74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13">
            <text:p>$5,1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table:style-name="ce5" office:value-type="string">
            <text:p>Seeking Alpha</text:p>
          </table:table-cell>
          <table:table-cell table:style-name="ce5" office:value-type="float" office:value="4.66">
            <text:p>4,66</text:p>
          </table:table-cell>
          <table:table-cell table:style-name="ce5" office:value-type="string">
            <text:p>Strong Buy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565">
            <text:p>$2,57</text:p>
          </table:table-cell>
          <table:table-cell table:style-name="ce6"/>
          <table:table-cell table:style-name="ce6" table:formula="of:=[.B9]/(1+[.D2])^(1/4)" office:value-type="currency" office:currency="USD" office:value="2.52790589772789">
            <text:p>$2,53</text:p>
          </table:table-cell>
          <table:table-cell table:style-name="ce8" table:formula="of:=[.B5]/2" office:value-type="currency" office:currency="USD" office:value="2.565">
            <text:p>$2,57</text:p>
          </table:table-cell>
          <table:table-cell table:style-name="ce8"/>
          <table:table-cell table:style-name="ce8" table:formula="of:=[.E9]/(1+[.D3])^(1/4)" office:value-type="currency" office:currency="USD" office:value="2.51904109997996">
            <text:p>$2,52</text:p>
          </table:table-cell>
          <table:table-cell table:style-name="ce9" table:formula="of:=[.B5]/2" office:value-type="currency" office:currency="USD" office:value="2.565">
            <text:p>$2,57</text:p>
          </table:table-cell>
          <table:table-cell table:style-name="ce9"/>
          <table:table-cell table:style-name="ce9" table:formula="of:=[.H9]/(1+[.D4])^(1/4)" office:value-type="currency" office:currency="USD" office:value="2.51032958819836">
            <text:p>$2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5.13">
            <text:p>$5,13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4.83962264150943">
            <text:p>$4,84</text:p>
          </table:table-cell>
          <table:table-cell table:formula="of:=[.B5]*(1+[.F10])" office:value-type="currency" office:currency="USD" office:value="4.84785">
            <text:p>$4,85</text:p>
          </table:table-cell>
          <table:table-cell office:value-type="percentage" office:value="-0.055">
            <text:p>-5,50%</text:p>
          </table:table-cell>
          <table:table-cell table:formula="of:=[.E10]/(1+[.$D$3])^[.A10]" office:value-type="currency" office:currency="USD" office:value="4.50962790697674">
            <text:p>$4,51</text:p>
          </table:table-cell>
          <table:table-cell table:formula="of:=[.B5]*(1+[.I10])" office:value-type="currency" office:currency="USD" office:value="4.3605">
            <text:p>$4,36</text:p>
          </table:table-cell>
          <table:table-cell office:value-type="percentage" office:value="-0.15">
            <text:p>-15,00%</text:p>
          </table:table-cell>
          <table:table-cell table:formula="of:=[.H10]/(1+[.$D$4])^[.A10]" office:value-type="currency" office:currency="USD" office:value="4.00045871559633">
            <text:p>$4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6.0534">
            <text:p>$6,05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USD" office:value="5.3875044499822">
            <text:p>$5,39</text:p>
          </table:table-cell>
          <table:table-cell table:formula="of:=[.E10]*(1+[.F11])" office:value-type="currency" office:currency="USD" office:value="5.55078825">
            <text:p>$5,55</text:p>
          </table:table-cell>
          <table:table-cell office:value-type="percentage" office:value="0.145">
            <text:p>14,50%</text:p>
          </table:table-cell>
          <table:table-cell table:formula="of:=[.E11]/(1+[.$D$3])^[.A11]" office:value-type="currency" office:currency="USD" office:value="4.80327809626825">
            <text:p>$4,80</text:p>
          </table:table-cell>
          <table:table-cell table:formula="of:=[.H10]*(1+[.I11])" office:value-type="currency" office:currency="USD" office:value="4.53492">
            <text:p>$4,53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3.81695143506439">
            <text:p>$3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7.385148">
            <text:p>$7,39</text:p>
          </table:table-cell>
          <table:table-cell office:value-type="percentage" office:value="0.22">
            <text:p>22,00%</text:p>
          </table:table-cell>
          <table:table-cell table:formula="of:=[.B12]/(1+[.$D$2])^[.A12]" office:value-type="currency" office:currency="USD" office:value="6.20071266884744">
            <text:p>$6,20</text:p>
          </table:table-cell>
          <table:table-cell table:formula="of:=[.E11]*(1+[.F12])" office:value-type="currency" office:currency="USD" office:value="6.52217619375">
            <text:p>$6,52</text:p>
          </table:table-cell>
          <table:table-cell office:value-type="percentage" office:value="0.175">
            <text:p>17,50%</text:p>
          </table:table-cell>
          <table:table-cell table:formula="of:=[.E12]/(1+[.$D$3])^[.A12]" office:value-type="currency" office:currency="USD" office:value="5.25009466336297">
            <text:p>$5,25</text:p>
          </table:table-cell>
          <table:table-cell table:formula="of:=[.H11]*(1+[.I12])" office:value-type="currency" office:currency="USD" office:value="4.6709676">
            <text:p>$4,67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3.60684401662048">
            <text:p>$3,6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7.97595984">
            <text:p>$7,98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6.31770724750494">
            <text:p>$6,32</text:p>
          </table:table-cell>
          <table:table-cell table:formula="of:=[.E12]*(1+[.F13])" office:value-type="currency" office:currency="USD" office:value="6.9787285273125">
            <text:p>$6,98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5.2256756184171">
            <text:p>$5,23</text:p>
          </table:table-cell>
          <table:table-cell table:formula="of:=[.H12]*(1+[.I13])" office:value-type="currency" office:currency="USD" office:value="4.764386952">
            <text:p>$4,76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3.37521183206687">
            <text:p>$3,3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8.6140366272">
            <text:p>$8,61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6.43690927104277">
            <text:p>$6,44</text:p>
          </table:table-cell>
          <table:table-cell table:formula="of:=[.E13]*(1+[.F14])" office:value-type="currency" office:currency="USD" office:value="7.46723952422438">
            <text:p>$7,47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5.20137015042446">
            <text:p>$5,20</text:p>
          </table:table-cell>
          <table:table-cell table:formula="of:=[.H13]*(1+[.I14])" office:value-type="currency" office:currency="USD" office:value="4.85967469104">
            <text:p>$4,86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3.15845510890661">
            <text:p>$3,1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9.303159557376">
            <text:p>$9,30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6.55836038936433">
            <text:p>$6,56</text:p>
          </table:table-cell>
          <table:table-cell table:formula="of:=[.E14]*(1+[.F15])" office:value-type="currency" office:currency="USD" office:value="7.98994629092008">
            <text:p>$7,99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5.17717773112016">
            <text:p>$5,18</text:p>
          </table:table-cell>
          <table:table-cell table:formula="of:=[.H14]*(1+[.I15])" office:value-type="currency" office:currency="USD" office:value="4.9568681848608">
            <text:p>$4,96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95561854227958">
            <text:p>$2,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10.0474123219661">
            <text:p>$10,05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6.68210303822026">
            <text:p>$6,68</text:p>
          </table:table-cell>
          <table:table-cell table:formula="of:=[.E15]*(1+[.F16])" office:value-type="currency" office:currency="USD" office:value="8.46934306837529">
            <text:p>$8,47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5.10493804184872">
            <text:p>$5,10</text:p>
          </table:table-cell>
          <table:table-cell table:formula="of:=[.H15]*(1+[.I16])" office:value-type="currency" office:currency="USD" office:value="5.05600554855802">
            <text:p>$5,0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76580817717906">
            <text:p>$2,7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0.8512053077234">
            <text:p>$10,85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6.80818045403573">
            <text:p>$6,81</text:p>
          </table:table-cell>
          <table:table-cell table:formula="of:=[.E16]*(1+[.F17])" office:value-type="currency" office:currency="USD" office:value="8.9775036524778">
            <text:p>$8,98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5.03370634824153">
            <text:p>$5,03</text:p>
          </table:table-cell>
          <table:table-cell table:formula="of:=[.H16]*(1+[.I17])" office:value-type="currency" office:currency="USD" office:value="5.15712565952918">
            <text:p>$5,16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58818746855288">
            <text:p>$2,5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1.610789679264">
            <text:p>$11,61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6.87240857152664">
            <text:p>$6,87</text:p>
          </table:table-cell>
          <table:table-cell table:formula="of:=[.E17]*(1+[.F18])" office:value-type="currency" office:currency="USD" office:value="9.51615387162647">
            <text:p>$9,52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USD" office:value="4.96346858524281">
            <text:p>$4,96</text:p>
          </table:table-cell>
          <table:table-cell table:formula="of:=[.H17]*(1+[.I18])" office:value-type="currency" office:currency="USD" office:value="5.26026817271976">
            <text:p>$5,26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42197359442563">
            <text:p>$2,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2.4235449568125">
            <text:p>$12,42</text:p>
          </table:table-cell>
          <table:table-cell office:value-type="percentage" office:value="0.07">
            <text:p>7,00%</text:p>
          </table:table-cell>
          <table:table-cell table:formula="of:=[.B19]/(1+[.$D$2])^[.A19]" office:value-type="currency" office:currency="USD" office:value="6.93724261465425">
            <text:p>$6,94</text:p>
          </table:table-cell>
          <table:table-cell table:formula="of:=[.E18]*(1+[.F19])" office:value-type="currency" office:currency="USD" office:value="9.9919615652078">
            <text:p>$9,99</text:p>
          </table:table-cell>
          <table:table-cell office:value-type="percentage" office:value="0.05">
            <text:p>5,00%</text:p>
          </table:table-cell>
          <table:table-cell table:formula="of:=[.E19]/(1+[.$D$3])^[.A19]" office:value-type="currency" office:currency="USD" office:value="4.84803908326042">
            <text:p>$4,85</text:p>
          </table:table-cell>
          <table:table-cell table:formula="of:=[.H18]*(1+[.I19])" office:value-type="currency" office:currency="USD" office:value="5.36547353617416">
            <text:p>$5,37</text:p>
          </table:table-cell>
          <table:table-cell office:value-type="percentage" office:value="0.02">
            <text:p>2,00%</text:p>
          </table:table-cell>
          <table:table-cell table:formula="of:=[.H19]/(1+[.$D$4])^[.A19]" office:value-type="currency" office:currency="USD" office:value="2.26643400579279">
            <text:p>$2,27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65.5686572444159">
            <text:p>$65,57</text:p>
          </table:table-cell>
          <table:table-cell/>
          <table:table-cell table:style-name="ce8"/>
          <table:table-cell table:formula="of:=SUM([.G9:.G19])" office:value-type="currency" office:currency="USD" office:value="52.6364173251432">
            <text:p>$52,64</text:p>
          </table:table-cell>
          <table:table-cell/>
          <table:table-cell table:style-name="ce9"/>
          <table:table-cell table:formula="of:=SUM([.J9:.J19])" office:value-type="currency" office:currency="USD" office:value="33.466272484683">
            <text:p>$33,4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98.776719309">
            <text:p>$198,78</text:p>
          </table:table-cell>
          <table:table-cell table:style-name="ce6"/>
          <table:table-cell table:formula="of:=[.B21]/(1+[.D2])^([.A19]+1/2)" office:value-type="currency" office:currency="USD" office:value="107.808730805696">
            <text:p>$107,81</text:p>
          </table:table-cell>
          <table:table-cell table:formula="of:=[.E19]*[.D5]" office:value-type="currency" office:currency="USD" office:value="159.871385043325">
            <text:p>$159,87</text:p>
          </table:table-cell>
          <table:table-cell table:style-name="ce8"/>
          <table:table-cell table:formula="of:=[.E21]/(1+[.D3])^([.A19]+1/2)" office:value-type="currency" office:currency="USD" office:value="74.8138255841268">
            <text:p>$74,81</text:p>
          </table:table-cell>
          <table:table-cell table:formula="of:=[.H19]*[.D5]" office:value-type="currency" office:currency="USD" office:value="85.8475765787865">
            <text:p>$85,85</text:p>
          </table:table-cell>
          <table:table-cell table:style-name="ce9"/>
          <table:table-cell table:formula="of:=[.H21]/(1+[.D4])^([.A19]+1/2)" office:value-type="currency" office:currency="USD" office:value="34.7336010314784">
            <text:p>$34,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.10.2022</text:date>, <text:time>13:1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0-30T13:11:38.53</dc:date>
    <dc:creator>aaa </dc:creator>
    <meta:editing-duration>P3DT3H21M19S</meta:editing-duration>
    <meta:editing-cycles>59</meta:editing-cycles>
    <meta:generator>OpenOffice/4.1.5$Win32 OpenOffice.org_project/415m1$Build-9789</meta:generator>
    <meta:document-statistic meta:table-count="5" meta:cell-count="694" meta:object-count="0"/>
  </office:meta>
</office:document-meta>
</file>